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match">
      <style:graphic-properties fo:min-height="0.699cm" fo:min-width="2.556cm"/>
    </style:style>
    <style:style style:name="gr2" style:family="graphic" style:parent-style-name="label">
      <style:graphic-properties fo:min-height="0.576cm"/>
    </style:style>
    <style:style style:name="gr3" style:family="graphic" style:parent-style-name="label">
      <style:graphic-properties fo:min-height="0.572cm"/>
    </style:style>
    <style:style style:name="gr4" style:family="graphic" style:parent-style-name="match">
      <style:graphic-properties fo:min-height="0.699cm" fo:min-width="1.422cm"/>
    </style:style>
    <style:style style:name="gr5" style:family="graphic" style:parent-style-name="match">
      <style:graphic-properties fo:min-height="0.699cm" fo:min-width="1.436cm"/>
    </style:style>
    <style:style style:name="gr6" style:family="graphic" style:parent-style-name="match">
      <style:graphic-properties draw:textarea-horizontal-align="center" draw:textarea-vertical-align="middle" fo:min-height="0.699cm" fo:min-width="2.556cm"/>
    </style:style>
    <style:style style:name="gr7" style:family="graphic" style:parent-style-name="match">
      <style:graphic-properties draw:textarea-horizontal-align="center" draw:textarea-vertical-align="middle" fo:min-height="0.699cm" fo:min-width="1.422cm"/>
    </style:style>
    <style:style style:name="gr8" style:family="graphic" style:parent-style-name="match">
      <style:graphic-properties draw:textarea-horizontal-align="center" draw:textarea-vertical-align="middle" fo:min-height="0.699cm" fo:min-width="1.436cm"/>
    </style:style>
    <style:style style:name="gr9" style:family="graphic" style:parent-style-name="standard">
      <style:graphic-properties draw:stroke="none" svg:stroke-color="#000000" draw:fill="none" draw:fill-color="#ffffff" fo:min-height="0.47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Arial1"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position="-33% 58%"/>
    </style:style>
    <style:style style:name="T2" style:family="text">
      <style:text-properties style:font-name="Arial1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Reference_20_sequence" draw:layer="layout" svg:width="4.49cm" svg:height="0.41cm" svg:x="0.42cm" svg:y="2.581cm">
            <text:p/>
          </draw:rect>
          <draw:rect draw:style-name="Read" draw:layer="layout" svg:width="3.471cm" svg:height="0.137cm" svg:x="1.023cm" svg:y="1.189cm">
            <text:p/>
          </draw:rect>
          <draw:custom-shape draw:style-name="gr1" draw:layer="layout" svg:width="3.056cm" svg:height="0.949cm" svg:x="1.21cm" svg:y="1.478cm">
            <text:p/>
            <draw:enhanced-geometry svg:viewBox="0 0 21600 21600" draw:type="rectangle" draw:enhanced-path="M 0 0 L 21600 0 21600 21600 0 21600 0 0 Z N"/>
          </draw:custom-shape>
          <draw:line draw:style-name="y_20_line" draw:layer="layout" svg:x1="1.218cm" svg:y1="2.412cm" svg:x2="1.218cm" svg:y2="3.224cm">
            <text:p/>
          </draw:line>
          <draw:line draw:style-name="y_20_line" draw:layer="layout" svg:x1="4.267cm" svg:y1="2.381cm" svg:x2="4.267cm" svg:y2="3.193cm">
            <text:p/>
          </draw:line>
          <draw:line draw:style-name="y_20_line" draw:layer="layout" svg:x1="4.26cm" svg:y1="0.929cm" svg:x2="4.26cm" svg:y2="1.479cm">
            <text:p/>
          </draw:line>
          <draw:line draw:style-name="y_20_line" draw:layer="layout" svg:x1="1.218cm" svg:y1="0.952cm" svg:x2="1.218cm" svg:y2="1.502cm">
            <text:p/>
          </draw:line>
          <draw:frame draw:style-name="gr2" draw:layer="layout" svg:width="0.849cm" svg:height="0.826cm" svg:x="0.809cm" svg:y="3.008cm">
            <draw:text-box>
              <text:p>r<text:span text:style-name="T1">s</text:span></text:p>
            </draw:text-box>
          </draw:frame>
          <draw:frame draw:style-name="gr2" draw:layer="layout" svg:width="0.849cm" svg:height="0.826cm" svg:x="3.829cm" svg:y="2.992cm">
            <draw:text-box>
              <text:p>r<text:span text:style-name="T1">e</text:span></text:p>
            </draw:text-box>
          </draw:frame>
          <draw:frame draw:style-name="gr3" draw:layer="layout" svg:width="0.965cm" svg:height="0.822cm" svg:x="0.694cm" svg:y="0.29cm">
            <draw:text-box>
              <text:p>q<text:span text:style-name="T1">s</text:span></text:p>
            </draw:text-box>
          </draw:frame>
          <draw:frame draw:style-name="gr3" draw:layer="layout" svg:width="0.965cm" svg:height="0.822cm" svg:x="3.807cm" svg:y="0.243cm">
            <draw:text-box>
              <text:p>q<text:span text:style-name="T1">e</text:span></text:p>
            </draw:text-box>
          </draw:frame>
        </draw:g>
        <draw:g>
          <draw:rect draw:style-name="Reference_20_sequence" draw:layer="layout" svg:width="4.49cm" svg:height="0.41cm" svg:x="12.42cm" svg:y="2.581cm">
            <text:p/>
          </draw:rect>
          <draw:rect draw:style-name="Read" draw:layer="layout" svg:width="3.471cm" svg:height="0.137cm" svg:x="14.723cm" svg:y="1.189cm">
            <text:p/>
          </draw:rect>
          <draw:custom-shape draw:style-name="gr4" draw:layer="layout" svg:width="1.922cm" svg:height="0.949cm" svg:x="14.91cm" svg:y="1.478cm">
            <text:p/>
            <draw:enhanced-geometry svg:viewBox="0 0 21600 21600" draw:type="rectangle" draw:enhanced-path="M 0 0 L 21600 0 21600 21600 0 21600 0 0 Z N"/>
          </draw:custom-shape>
          <draw:line draw:style-name="y_20_line" draw:layer="layout" svg:x1="14.918cm" svg:y1="2.412cm" svg:x2="14.918cm" svg:y2="3.224cm">
            <text:p/>
          </draw:line>
          <draw:line draw:style-name="y_20_line" draw:layer="layout" svg:x1="16.867cm" svg:y1="2.381cm" svg:x2="16.867cm" svg:y2="3.193cm">
            <text:p/>
          </draw:line>
          <draw:line draw:style-name="y_20_line" draw:layer="layout" svg:x1="16.86cm" svg:y1="0.929cm" svg:x2="16.86cm" svg:y2="1.479cm">
            <text:p/>
          </draw:line>
          <draw:line draw:style-name="y_20_line" draw:layer="layout" svg:x1="14.918cm" svg:y1="0.952cm" svg:x2="14.918cm" svg:y2="1.502cm">
            <text:p/>
          </draw:line>
          <draw:frame draw:style-name="gr2" draw:layer="layout" svg:width="0.849cm" svg:height="0.826cm" svg:x="14.509cm" svg:y="3.008cm">
            <draw:text-box>
              <text:p>r<text:span text:style-name="T1">s</text:span></text:p>
            </draw:text-box>
          </draw:frame>
          <draw:frame draw:style-name="gr2" draw:layer="layout" svg:width="0.849cm" svg:height="0.826cm" svg:x="16.429cm" svg:y="2.992cm">
            <draw:text-box>
              <text:p>r<text:span text:style-name="T1">e</text:span></text:p>
            </draw:text-box>
          </draw:frame>
          <draw:frame draw:style-name="gr3" draw:layer="layout" svg:width="0.965cm" svg:height="0.822cm" svg:x="14.394cm" svg:y="0.29cm">
            <draw:text-box>
              <text:p>q<text:span text:style-name="T1">s</text:span></text:p>
            </draw:text-box>
          </draw:frame>
          <draw:frame draw:style-name="gr3" draw:layer="layout" svg:width="0.965cm" svg:height="0.822cm" svg:x="16.407cm" svg:y="0.243cm">
            <draw:text-box>
              <text:p>q<text:span text:style-name="T1">e</text:span></text:p>
            </draw:text-box>
          </draw:frame>
        </draw:g>
        <draw:g>
          <draw:rect draw:style-name="Reference_20_sequence" draw:layer="layout" svg:width="4.49cm" svg:height="0.41cm" svg:x="7.02cm" svg:y="2.581cm">
            <text:p/>
          </draw:rect>
          <draw:rect draw:style-name="Read" draw:layer="layout" svg:width="3.471cm" svg:height="0.137cm" svg:x="5.923cm" svg:y="1.189cm">
            <text:p/>
          </draw:rect>
          <draw:custom-shape draw:style-name="gr5" draw:layer="layout" svg:width="1.936cm" svg:height="0.949cm" svg:x="7.23cm" svg:y="1.478cm">
            <text:p/>
            <draw:enhanced-geometry svg:viewBox="0 0 21600 21600" draw:type="rectangle" draw:enhanced-path="M 0 0 L 21600 0 21600 21600 0 21600 0 0 Z N"/>
          </draw:custom-shape>
          <draw:line draw:style-name="y_20_line" draw:layer="layout" svg:x1="7.218cm" svg:y1="2.412cm" svg:x2="7.218cm" svg:y2="3.224cm">
            <text:p/>
          </draw:line>
          <draw:line draw:style-name="y_20_line" draw:layer="layout" svg:x1="9.167cm" svg:y1="2.381cm" svg:x2="9.167cm" svg:y2="3.193cm">
            <text:p/>
          </draw:line>
          <draw:line draw:style-name="y_20_line" draw:layer="layout" svg:x1="9.16cm" svg:y1="0.929cm" svg:x2="9.16cm" svg:y2="1.479cm">
            <text:p/>
          </draw:line>
          <draw:line draw:style-name="y_20_line" draw:layer="layout" svg:x1="7.218cm" svg:y1="0.952cm" svg:x2="7.218cm" svg:y2="1.502cm">
            <text:p/>
          </draw:line>
          <draw:frame draw:style-name="gr2" draw:layer="layout" svg:width="0.849cm" svg:height="0.826cm" svg:x="6.809cm" svg:y="3.008cm">
            <draw:text-box>
              <text:p>r<text:span text:style-name="T1">s</text:span></text:p>
            </draw:text-box>
          </draw:frame>
          <draw:frame draw:style-name="gr2" draw:layer="layout" svg:width="0.849cm" svg:height="0.826cm" svg:x="8.729cm" svg:y="2.992cm">
            <draw:text-box>
              <text:p>r<text:span text:style-name="T1">e</text:span></text:p>
            </draw:text-box>
          </draw:frame>
          <draw:frame draw:style-name="gr3" draw:layer="layout" svg:width="0.965cm" svg:height="0.822cm" svg:x="6.694cm" svg:y="0.29cm">
            <draw:text-box>
              <text:p>q<text:span text:style-name="T1">s</text:span></text:p>
            </draw:text-box>
          </draw:frame>
          <draw:frame draw:style-name="gr3" draw:layer="layout" svg:width="0.965cm" svg:height="0.822cm" svg:x="8.707cm" svg:y="0.243cm">
            <draw:text-box>
              <text:p>q<text:span text:style-name="T1">e</text:span></text:p>
            </draw:text-box>
          </draw:frame>
        </draw:g>
        <draw:g>
          <draw:rect draw:style-name="Reference_20_sequence" draw:layer="layout" svg:width="4.49cm" svg:height="0.41cm" svg:x="0.42cm" svg:y="6.58cm">
            <text:p/>
          </draw:rect>
          <draw:rect draw:style-name="Read" draw:layer="layout" svg:width="3.471cm" svg:height="0.137cm" svg:x="1.023cm" svg:y="5.188cm">
            <text:p/>
          </draw:rect>
          <draw:polygon draw:style-name="gr6" draw:text-style-name="P1" draw:layer="layout" svg:width="3.055cm" svg:height="0.964cm" svg:x="1.21cm" svg:y="5.46cm" svg:viewBox="0 0 3056 965" draw:points="0,965 3055,0 40,0 3056,965">
            <text:p/>
          </draw:polygon>
          <draw:line draw:style-name="y_20_line" draw:layer="layout" svg:x1="1.218cm" svg:y1="6.411cm" svg:x2="1.218cm" svg:y2="7.223cm">
            <text:p/>
          </draw:line>
          <draw:line draw:style-name="y_20_line" draw:layer="layout" svg:x1="4.267cm" svg:y1="6.38cm" svg:x2="4.267cm" svg:y2="7.192cm">
            <text:p/>
          </draw:line>
          <draw:line draw:style-name="y_20_line" draw:layer="layout" svg:x1="4.26cm" svg:y1="4.928cm" svg:x2="4.26cm" svg:y2="5.478cm">
            <text:p/>
          </draw:line>
          <draw:line draw:style-name="y_20_line" draw:layer="layout" svg:x1="1.218cm" svg:y1="4.951cm" svg:x2="1.218cm" svg:y2="5.501cm">
            <text:p/>
          </draw:line>
          <draw:frame draw:style-name="gr2" draw:layer="layout" svg:width="0.849cm" svg:height="0.826cm" svg:x="0.809cm" svg:y="7.007cm">
            <draw:text-box>
              <text:p>r<text:span text:style-name="T1">s</text:span></text:p>
            </draw:text-box>
          </draw:frame>
          <draw:frame draw:style-name="gr2" draw:layer="layout" svg:width="0.849cm" svg:height="0.826cm" svg:x="3.829cm" svg:y="6.991cm">
            <draw:text-box>
              <text:p>r<text:span text:style-name="T1">e</text:span></text:p>
            </draw:text-box>
          </draw:frame>
          <draw:frame draw:style-name="gr3" draw:layer="layout" svg:width="0.965cm" svg:height="0.822cm" svg:x="0.694cm" svg:y="4.289cm">
            <draw:text-box>
              <text:p>q<text:span text:style-name="T1">s</text:span></text:p>
            </draw:text-box>
          </draw:frame>
          <draw:frame draw:style-name="gr3" draw:layer="layout" svg:width="0.965cm" svg:height="0.822cm" svg:x="3.807cm" svg:y="4.242cm">
            <draw:text-box>
              <text:p>q<text:span text:style-name="T1">e</text:span></text:p>
            </draw:text-box>
          </draw:frame>
        </draw:g>
        <draw:g>
          <draw:rect draw:style-name="Reference_20_sequence" draw:layer="layout" svg:width="4.49cm" svg:height="0.41cm" svg:x="12.42cm" svg:y="6.581cm">
            <text:p/>
          </draw:rect>
          <draw:rect draw:style-name="Read" draw:layer="layout" svg:width="3.471cm" svg:height="0.137cm" svg:x="14.723cm" svg:y="5.189cm">
            <text:p/>
          </draw:rect>
          <draw:polygon draw:style-name="gr7" draw:text-style-name="P1" draw:layer="layout" svg:width="1.958cm" svg:height="0.948cm" svg:x="14.91cm" svg:y="5.477cm" svg:viewBox="0 0 1959 949" draw:points="0,949 1959,0 7,0 1922,949">
            <text:p/>
          </draw:polygon>
          <draw:line draw:style-name="y_20_line" draw:layer="layout" svg:x1="14.918cm" svg:y1="6.412cm" svg:x2="14.918cm" svg:y2="7.224cm">
            <text:p/>
          </draw:line>
          <draw:line draw:style-name="y_20_line" draw:layer="layout" svg:x1="16.867cm" svg:y1="6.381cm" svg:x2="16.867cm" svg:y2="7.193cm">
            <text:p/>
          </draw:line>
          <draw:line draw:style-name="y_20_line" draw:layer="layout" svg:x1="16.86cm" svg:y1="4.929cm" svg:x2="16.86cm" svg:y2="5.479cm">
            <text:p/>
          </draw:line>
          <draw:line draw:style-name="y_20_line" draw:layer="layout" svg:x1="14.918cm" svg:y1="4.952cm" svg:x2="14.918cm" svg:y2="5.502cm">
            <text:p/>
          </draw:line>
          <draw:frame draw:style-name="gr2" draw:layer="layout" svg:width="0.849cm" svg:height="0.826cm" svg:x="14.509cm" svg:y="7.008cm">
            <draw:text-box>
              <text:p>r<text:span text:style-name="T1">s</text:span></text:p>
            </draw:text-box>
          </draw:frame>
          <draw:frame draw:style-name="gr2" draw:layer="layout" svg:width="0.849cm" svg:height="0.826cm" svg:x="16.429cm" svg:y="6.992cm">
            <draw:text-box>
              <text:p>r<text:span text:style-name="T1">e</text:span></text:p>
            </draw:text-box>
          </draw:frame>
          <draw:frame draw:style-name="gr3" draw:layer="layout" svg:width="0.965cm" svg:height="0.822cm" svg:x="14.394cm" svg:y="4.29cm">
            <draw:text-box>
              <text:p>q<text:span text:style-name="T1">s</text:span></text:p>
            </draw:text-box>
          </draw:frame>
          <draw:frame draw:style-name="gr3" draw:layer="layout" svg:width="0.965cm" svg:height="0.822cm" svg:x="16.407cm" svg:y="4.243cm">
            <draw:text-box>
              <text:p>q<text:span text:style-name="T1">e</text:span></text:p>
            </draw:text-box>
          </draw:frame>
        </draw:g>
        <draw:g>
          <draw:rect draw:style-name="Reference_20_sequence" draw:layer="layout" svg:width="4.49cm" svg:height="0.41cm" svg:x="7.02cm" svg:y="6.581cm">
            <text:p/>
          </draw:rect>
          <draw:rect draw:style-name="Read" draw:layer="layout" svg:width="3.471cm" svg:height="0.137cm" svg:x="5.923cm" svg:y="5.189cm">
            <text:p/>
          </draw:rect>
          <draw:polygon draw:style-name="gr8" draw:text-style-name="P1" draw:layer="layout" svg:width="1.956cm" svg:height="0.937cm" svg:x="7.209cm" svg:y="5.488cm" svg:viewBox="0 0 1957 938" draw:points="21,938 1934,0 0,0 1957,938">
            <text:p/>
          </draw:polygon>
          <draw:line draw:style-name="y_20_line" draw:layer="layout" svg:x1="7.218cm" svg:y1="6.412cm" svg:x2="7.218cm" svg:y2="7.224cm">
            <text:p/>
          </draw:line>
          <draw:line draw:style-name="y_20_line" draw:layer="layout" svg:x1="9.167cm" svg:y1="6.381cm" svg:x2="9.167cm" svg:y2="7.193cm">
            <text:p/>
          </draw:line>
          <draw:line draw:style-name="y_20_line" draw:layer="layout" svg:x1="9.16cm" svg:y1="4.929cm" svg:x2="9.16cm" svg:y2="5.479cm">
            <text:p/>
          </draw:line>
          <draw:line draw:style-name="y_20_line" draw:layer="layout" svg:x1="7.218cm" svg:y1="4.952cm" svg:x2="7.218cm" svg:y2="5.502cm">
            <text:p/>
          </draw:line>
          <draw:frame draw:style-name="gr2" draw:layer="layout" svg:width="0.849cm" svg:height="0.826cm" svg:x="6.809cm" svg:y="7.008cm">
            <draw:text-box>
              <text:p>r<text:span text:style-name="T1">s</text:span></text:p>
            </draw:text-box>
          </draw:frame>
          <draw:frame draw:style-name="gr2" draw:layer="layout" svg:width="0.849cm" svg:height="0.826cm" svg:x="8.729cm" svg:y="6.992cm">
            <draw:text-box>
              <text:p>r<text:span text:style-name="T1">e</text:span></text:p>
            </draw:text-box>
          </draw:frame>
          <draw:frame draw:style-name="gr3" draw:layer="layout" svg:width="0.965cm" svg:height="0.822cm" svg:x="6.694cm" svg:y="4.29cm">
            <draw:text-box>
              <text:p>q<text:span text:style-name="T1">s</text:span></text:p>
            </draw:text-box>
          </draw:frame>
          <draw:frame draw:style-name="gr3" draw:layer="layout" svg:width="0.965cm" svg:height="0.822cm" svg:x="8.707cm" svg:y="4.243cm">
            <draw:text-box>
              <text:p>q<text:span text:style-name="T1">e</text:span></text:p>
            </draw:text-box>
          </draw:frame>
        </draw:g>
        <draw:frame draw:style-name="gr9" draw:text-style-name="P2" draw:layer="layout" svg:width="1.058cm" svg:height="0.721cm" svg:x="-0.154cm" svg:y="-0.086cm">
          <draw:text-box>
            <text:p><text:span text:style-name="T2">(a)</text:span></text:p>
          </draw:text-box>
        </draw:frame>
        <draw:frame draw:style-name="gr9" draw:text-style-name="P2" draw:layer="layout" svg:width="1.058cm" svg:height="0.721cm" svg:x="5.446cm" svg:y="-0.085cm">
          <draw:text-box>
            <text:p><text:span text:style-name="T2">(b)</text:span></text:p>
          </draw:text-box>
        </draw:frame>
        <draw:frame draw:style-name="gr9" draw:text-style-name="P2" draw:layer="layout" svg:width="1.058cm" svg:height="0.721cm" svg:x="12.046cm" svg:y="-0.084cm">
          <draw:text-box>
            <text:p><text:span text:style-name="T2">(c)</text:span></text:p>
          </draw:text-box>
        </draw:frame>
        <draw:frame draw:style-name="gr9" draw:text-style-name="P2" draw:layer="layout" svg:width="1.058cm" svg:height="0.721cm" svg:x="-0.154cm" svg:y="4.115cm">
          <draw:text-box>
            <text:p><text:span text:style-name="T2">(d)</text:span></text:p>
          </draw:text-box>
        </draw:frame>
        <draw:frame draw:style-name="gr9" draw:text-style-name="P2" draw:layer="layout" svg:width="1.058cm" svg:height="0.721cm" svg:x="5.446cm" svg:y="4.116cm">
          <draw:text-box>
            <text:p><text:span text:style-name="T2">(e)</text:span></text:p>
          </draw:text-box>
        </draw:frame>
        <draw:frame draw:style-name="gr9" draw:text-style-name="P2" draw:layer="layout" svg:width="1.058cm" svg:height="0.721cm" svg:x="12.046cm" svg:y="4.117cm">
          <draw:text-box>
            <text:p><text:span text:style-name="T2">(f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7" draw:display-name="Gradient 17" draw:style="linear" draw:start-color="#3465a4" draw:end-color="#ffffff" draw:start-intensity="100%" draw:end-intensity="100%" draw:angle="0" draw:border="0%"/>
    <draw:gradient draw:name="Gradient_20_18" draw:display-name="Gradient 1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eference_20_sequence" style:display-name="Reference sequence" style:family="graphic" style:parent-style-name="standard">
      <style:graphic-properties draw:stroke-dash="Dashed_20__28_var_29__20_4" svg:stroke-width="0.05cm" svg:stroke-color="#000000" draw:marker-start-width="0.28cm" draw:marker-end-width="0.28cm" draw:fill-color="#beaed4" draw:fill-gradient-name="Gradient_20_18" draw:fill-hatch-name="Hatching_20_1" draw:fill-image-name="Bitmap_20_1" draw:fill-image-width="0cm" draw:fill-image-height="0cm" draw:textarea-vertical-align="middle"/>
      <style:paragraph-properties fo:text-align="center" style:writing-mode="lr-tb"/>
    </style:style>
    <style:style style:name="Read" style:family="graphic" style:parent-style-name="standard">
      <style:graphic-properties draw:stroke-dash="Dashed_20__28_var_29__20_4" svg:stroke-width="0.05cm" svg:stroke-color="#000000" draw:marker-start-width="0.28cm" draw:marker-end-width="0.28cm" draw:fill-color="#000000" draw:fill-gradient-name="Gradient_20_17" draw:fill-hatch-name="Hatching_20_1" draw:fill-image-name="Bitmap_20_1" draw:fill-image-width="0cm" draw:fill-image-height="0cm" draw:textarea-vertical-align="middle"/>
      <style:paragraph-properties fo:text-align="center" style:writing-mode="lr-tb"/>
    </style:style>
    <style:style style:name="match" style:family="graphic" style:parent-style-name="standard">
      <style:graphic-properties draw:stroke-dash="Dashed_20__28_var_29__20_4" svg:stroke-width="0.05cm" svg:stroke-color="#808080" draw:marker-start-width="0cm" draw:marker-end-width="0cm" draw:fill-color="#e5e5e5" draw:fill-gradient-name="Gradient_20_18" draw:fill-hatch-name="Hatching_20_1" draw:fill-image-name="Bitmap_20_1" draw:fill-image-width="0cm" draw:fill-image-height="0cm" draw:textarea-horizontal-align="justify" draw:textarea-vertical-align="middle" draw:auto-grow-height="false" fo:min-height="0.512cm" fo:min-width="1.392cm"/>
      <style:paragraph-properties fo:text-align="center" style:writing-mode="lr-tb"/>
    </style:style>
    <style:style style:name="y_20_line" style:display-name="y line" style:family="graphic" style:parent-style-name="objectwithoutfill">
      <style:graphic-properties draw:stroke="solid" draw:stroke-dash="Fine_20_Dashed" svg:stroke-width="0.08cm" svg:stroke-color="#fdc086" draw:marker-start-width="0.35cm" draw:marker-end-width="0.35cm" draw:fill="none" draw:fill-gradient-name="Gradient_20_18" draw:fill-hatch-name="Hatching_20_1" draw:fill-image-name="Bitmap_20_1" draw:fill-image-width="0cm" draw:fill-image-height="0cm" draw:textarea-vertical-align="middle"/>
      <style:paragraph-properties fo:text-align="center" style:writing-mode="lr-tb"/>
    </style:style>
    <style:style style:name="label" style:family="graphic" style:parent-style-name="standard">
      <style:graphic-properties draw:stroke="none" draw:stroke-dash="Dashed_20__28_var_29__20_4" svg:stroke-color="#000000" draw:fill="none" draw:fill-color="#ffffff" draw:fill-gradient-name="Gradient_20_17" draw:fill-hatch-name="Hatching_20_1" draw:fill-image-name="Bitmap_20_1" draw:fill-image-width="0cm" draw:fill-image-height="0cm" fo:min-height="0.298cm"/>
      <style:paragraph-properties fo:text-align="center" style:writing-mode="lr-tb">
        <style:tab-stops/>
      </style:paragraph-properties>
      <style:text-properties style:font-name="Arial1" fo:font-family="Arial" style:font-pitch="variable" fo:font-size="12pt" fo:font-style="italic" style:font-style-asian="italic" style:font-style-complex="italic"/>
    </style:style>
  </office:styles>
  <office:automatic-styles>
    <style:page-layout style:name="PM0">
      <style:page-layout-properties fo:margin-top="0cm" fo:margin-bottom="0cm" fo:margin-left="0cm" fo:margin-right="0cm" fo:page-width="18.3cm" fo:page-height="7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Hunt</meta:initial-creator>
    <meta:creation-date>2016-10-10T13:39:55.558092000</meta:creation-date>
    <meta:generator>LibreOffice/5.2.1.2$MacOSX_X86_64 LibreOffice_project/31dd62db80d4e60af04904455ec9c9219178d620</meta:generator>
    <dc:date>2016-10-17T15:06:23.020533000</dc:date>
    <dc:creator>Martin Hunt</dc:creator>
    <meta:editing-duration>PT40M25S</meta:editing-duration>
    <meta:editing-cycles>11</meta:editing-cycles>
    <meta:document-statistic meta:object-count="78"/>
  </office:meta>
</office:document-meta>
</file>